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26a7" officeooo:paragraph-rsid="001426a7"/>
    </style:style>
    <style:style style:name="P2" style:family="paragraph" style:parent-style-name="Standard">
      <style:text-properties officeooo:rsid="0015f827" officeooo:paragraph-rsid="0015f827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6df19" officeooo:paragraph-rsid="0016df1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6df19" officeooo:paragraph-rsid="0016df19" style:font-weight-asian="normal" style:font-weight-complex="normal"/>
    </style:style>
    <style:style style:name="T1" style:family="text">
      <style:text-properties officeooo:rsid="0015f8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azo – Dia 18 de junho de 2017</text:p>
      <text:p text:style-name="P3"/>
      <text:p text:style-name="P4">Trabalhar em paralelo</text:p>
      <text:p text:style-name="P3"/>
      <text:p text:style-name="P2">Sumário Executivo (2 pags)</text:p>
      <text:p text:style-name="P2">Metodologia</text:p>
      <text:p text:style-name="P2">- Como foi feito recrutamento?</text:p>
      <text:p text:style-name="P2">- </text:p>
      <text:p text:style-name="P2"/>
      <text:p text:style-name="P2">Resultados</text:p>
      <text:p text:style-name="P2"><text:s text:c="4"/>- Mapa</text:p>
      <text:p text:style-name="P2"><text:s text:c="4"/>- Tabelas e gráficos quando pertinentes</text:p>
      <text:p text:style-name="P2">Referências</text:p>
      <text:p text:style-name="P2"/>
      <text:p text:style-name="P1"/>
      <text:p text:style-name="P1">Relatório CICAD</text:p>
      <text:p text:style-name="P1"/>
      <text:p text:style-name="P1">1. Plano de análise</text:p>
      <text:p text:style-name="P1"/>
      <text:p text:style-name="P1">* <text:s/>Centros</text:p>
      <text:p text:style-name="P1"/>
      <text:p text:style-name="P1"/>
      <text:p text:style-name="P1">* Profissionais</text:p>
      <text:p text:style-name="P1">- Informações demográficas dos participantes do questionário</text:p>
      <text:p text:style-name="P1">- Sexo, Idade, Ocupação principal, País de trabalho, <text:span text:style-name="T1">d_job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1" fo:font-family="'Liberation Serif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8:08:54.488253231</meta:creation-date>
    <dc:date>2017-05-30T18:39:03.105718387</dc:date>
    <meta:editing-duration>PT9M57S</meta:editing-duration>
    <meta:editing-cycles>1</meta:editing-cycles>
    <meta:document-statistic meta:table-count="0" meta:image-count="0" meta:object-count="0" meta:page-count="1" meta:paragraph-count="16" meta:word-count="57" meta:character-count="372" meta:non-whitespace-character-count="320"/>
    <meta:generator>LibreOffice/5.3.1.2$Linux_X86_64 LibreOffice_project/30m0$Build-2</meta:generator>
  </office:meta>
</office:document-meta>
</file>